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urw-din" svg:font-family="urw-din, sans-serif"/>
  </office:font-face-decls>
  <office:automatic-styles>
    <style:style style:name="P1" style:family="paragraph" style:parent-style-name="Standard">
      <style:text-properties officeooo:rsid="00159383" officeooo:paragraph-rsid="00159383"/>
    </style:style>
    <style:style style:name="P2" style:family="paragraph" style:parent-style-name="Standard" style:list-style-name="L1">
      <style:text-properties officeooo:rsid="00159383" officeooo:paragraph-rsid="00159383"/>
    </style:style>
    <style:style style:name="P3" style:family="paragraph" style:parent-style-name="Standard" style:list-style-name="L2">
      <style:text-properties officeooo:rsid="00159383" officeooo:paragraph-rsid="00159383"/>
    </style:style>
    <style:style style:name="P4" style:family="paragraph" style:parent-style-name="Standard" style:list-style-name="L3">
      <style:text-properties officeooo:rsid="00159383" officeooo:paragraph-rsid="00159383"/>
    </style:style>
    <style:style style:name="P5" style:family="paragraph" style:parent-style-name="Standard" style:list-style-name="L4">
      <style:text-properties officeooo:rsid="00159383" officeooo:paragraph-rsid="00159383"/>
    </style:style>
    <style:style style:name="P6" style:family="paragraph" style:parent-style-name="Standard" style:list-style-name="L6">
      <style:text-properties officeooo:rsid="00159383" officeooo:paragraph-rsid="00159383"/>
    </style:style>
    <style:style style:name="P7" style:family="paragraph" style:parent-style-name="Standard" style:list-style-name="L7">
      <style:text-properties officeooo:rsid="00159383" officeooo:paragraph-rsid="00159383"/>
    </style:style>
    <style:style style:name="P8" style:family="paragraph" style:parent-style-name="Standard" style:list-style-name="L8">
      <style:text-properties officeooo:rsid="00159383" officeooo:paragraph-rsid="00159383"/>
    </style:style>
    <style:style style:name="P9" style:family="paragraph" style:parent-style-name="Standard" style:list-style-name="L9">
      <style:text-properties officeooo:rsid="00159383" officeooo:paragraph-rsid="00159383"/>
    </style:style>
    <style:style style:name="P10" style:family="paragraph" style:parent-style-name="Standard" style:list-style-name="L10">
      <style:text-properties officeooo:rsid="00159383" officeooo:paragraph-rsid="00159383"/>
    </style:style>
    <style:style style:name="P11" style:family="paragraph" style:parent-style-name="Standard" style:list-style-name="L1">
      <style:text-properties officeooo:paragraph-rsid="00159383"/>
    </style:style>
    <style:style style:name="P12" style:family="paragraph" style:parent-style-name="Standard" style:list-style-name="L1">
      <style:text-properties style:font-name="Liberation Serif"/>
    </style:style>
    <style:style style:name="P13" style:family="paragraph" style:parent-style-name="Standard" style:list-style-name="L1">
      <style:text-properties style:font-name="Liberation Serif" officeooo:rsid="00159383" officeooo:paragraph-rsid="00159383"/>
    </style:style>
    <style:style style:name="P14" style:family="paragraph" style:parent-style-name="Standard" style:list-style-name="L6"/>
    <style:style style:name="P15" style:family="paragraph" style:parent-style-name="Text_20_body" style:list-style-name="L6">
      <style:text-properties officeooo:rsid="00159383" officeooo:paragraph-rsid="00159383"/>
    </style:style>
    <style:style style:name="T1" style:family="text">
      <style:text-properties officeooo:rsid="00159383"/>
    </style:style>
    <style:style style:name="T2" style:family="text">
      <style:text-properties fo:font-variant="normal" fo:text-transform="none" fo:color="#273239" loext:opacity="100%" style:font-name="Liberation Serif" fo:font-size="12pt" fo:letter-spacing="normal" fo:font-style="normal" fo:font-weight="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ud:</text:p>
      <text:list xml:id="list1279979121" text:style-name="L1">
        <text:list-item>
          <text:p text:style-name="P2">Create</text:p>
          <text:list>
            <text:list-item>
              <text:p text:style-name="P12">The create or insert operations are used to insert or add new documents in the collection. If a collection does not exist, then it will create a new collection in the database.</text:p>
              <text:list>
                <text:list-item>
                  <text:p text:style-name="P13">Methods to perform this:</text:p>
                  <text:list>
                    <text:list-item>
                      <text:p text:style-name="P13">db.collection.insertOne() : It is used to insert single documents in the collection.</text:p>
                      <text:list>
                        <text:list-item>
                          <text:p text:style-name="P13">Example: db.users.insertOne(</text:p>
                          <text:p text:style-name="P13">{</text:p>
                          <text:p text:style-name="P13"><text:s text:c="3"/>name :”Eanok”,</text:p>
                          <text:p text:style-name="P13"><text:s text:c="3"/>age:”23”</text:p>
                          <text:p text:style-name="P13">})</text:p>
                        </text:list-item>
                      </text:list>
                    </text:list-item>
                    <text:list-item>
                      <text:p text:style-name="P13">db.collection.insertMany(): It is used to insert multiple documents in the collection.</text:p>
                      <text:list>
                        <text:list-item>
                          <text:p text:style-name="P13">Example: </text:p>
                          <text:p text:style-name="P13">db.products.insertMany( [</text:p>
                          <text:p text:style-name="P13"><text:s text:c="5"/>{ name: "eanok", age: 15 },</text:p>
                          <text:p text:style-name="P13"><text:s text:c="6"/>{ name: "Lo", age: 20 },</text:p>
                          <text:p text:style-name="P13"><text:s text:c="6"/>{ name: "J" , age: 19 }</text:p>
                          <text:p text:style-name="P13"><text:s text:c="3"/>] );</text:p>
                        </text:list-item>
                      </text:list>
                    </text:list-item>
                    <text:list-item>
                      <text:p text:style-name="P13">db.createCollection() : It is used to create an empty collection.</text:p>
                    </text:list-item>
                  </text:list>
                </text:list-item>
              </text:list>
            </text:list-item>
          </text:list>
        </text:list-item>
        <text:list-item>
          <text:p text:style-name="P2">Read</text:p>
          <text:list>
            <text:list-item>
              <text:p text:style-name="P11"><text:span text:style-name="T1">The Read operations are used to retrieve documents from the collection, or in other words, read operations are used to query a collection for a document.</text:span></text:p>
              <text:list>
                <text:list-item>
                  <text:p text:style-name="P2">Method:</text:p>
                  <text:list>
                    <text:list-item>
                      <text:p text:style-name="P2">db.collection.find() : It is used to retrieve documents from the collection.</text:p>
                      <text:list>
                        <text:list-item>
                          <text:p text:style-name="P2">db.employee.find();</text:p>
                        </text:list-item>
                      </text:list>
                    </text:list-item>
                  </text:list>
                </text:list-item>
              </text:list>
            </text:list-item>
          </text:list>
        </text:list-item>
        <text:list-item>
          <text:p text:style-name="P2">Update</text:p>
          <text:list>
            <text:list-item>
              <text:p text:style-name="P2">The update operations are used to update or modify the existing document in the collection</text:p>
              <text:list>
                <text:list-item>
                  <text:p text:style-name="P2">Method:</text:p>
                  <text:list>
                    <text:list-item>
                      <text:p text:style-name="P2">db.collection.updateOne(): It is used to update a single document in the collection that satisfy the given criteria.</text:p>
                      <text:list>
                        <text:list-item>
                          <text:p text:style-name="P2">Example:</text:p>
                          <text:p text:style-name="P2">db.employee.updateOne(</text:p>
                          <text:p text:style-name="P2"><text:s text:c="6"/>{ "name" : "Eanok" },</text:p>
                          <text:p text:style-name="P2"><text:s text:c="6"/>{ $set: { "match" : 3 } }</text:p>
                          <text:p text:style-name="P2"><text:s text:c="3"/>);</text:p>
                        </text:list-item>
                      </text:list>
                    </text:list-item>
                    <text:list-item>
                      <text:p text:style-name="P2">db.collection.updateMany(): It is used to update multiple documents in the collection that satisfy the given criteria.</text:p>
                      <text:list>
                        <text:list-item>
                          <text:p text:style-name="P2">Example:</text:p>
                          <text:p text:style-name="P2">db.employee.updateMany(</text:p>
                          <text:p text:style-name="P2"><text:s text:c="6"/>{ match: { $gt: 4 } },</text:p>
                          <text:p text:style-name="P2"><text:s text:c="6"/>{ $set: { "Review" : true } }</text:p>
                          <text:p text:style-name="P2"><text:s text:c="3"/>);</text:p>
                        </text:list-item>
                      </text:list>
                    </text:list-item>
                    <text:list-item>
                      <text:p text:style-name="P2">db.collection.replaceOne(): It is used to replace single document in the collection that satisfy the given criteria.</text:p>
                      <text:list>
                        <text:list-item>
                          <text:p text:style-name="P2">Example:</text:p>
                          <text:p text:style-name="P2">db.restaurant.replaceOne(</text:p>
                          <text:p text:style-name="P2"><text:s text:c="7"/>{ "name" : "Eanok" },</text:p>
                          <text:p text:style-name="P2"><text:s text:c="7"/>{ "name" : "J", "Borough" : "Manhattan", "match" : 3 },</text:p>
                          <text:p text:style-name="P2"><text:s text:c="7"/>{ w: "majority", wtimeout: 100 }</text:p>
                          <text:p text:style-name="P2"><text:s text:c="3"/>);</text:p>
                        </text:list-item>
                      </text:list>
                    </text:list-item>
                  </text:list>
                </text:list-item>
              </text:list>
            </text:list-item>
          </text:list>
        </text:list-item>
        <text:list-item>
          <text:p text:style-name="P2"><text:soft-page-break/>Delete</text:p>
          <text:list>
            <text:list-item>
              <text:p text:style-name="P2">The delete operation are used to delete or remove the documents from a collection.</text:p>
              <text:list>
                <text:list-item>
                  <text:p text:style-name="P2">Methods:</text:p>
                  <text:list>
                    <text:list-item>
                      <text:p text:style-name="P2">db.collection.deleteOne(): It is used to delete a single document from the collection that satisfy the given criteria.</text:p>
                      <text:list>
                        <text:list-item>
                          <text:p text:style-name="P2">db.orders.deleteOne( { "_id" : ObjectId("563237a41a4d68582c2509da") } );</text:p>
                        </text:list-item>
                      </text:list>
                    </text:list-item>
                    <text:list-item>
                      <text:p text:style-name="P2">db.collection.deleteMany(): It is used to delete multiple documents from the collection that satisfy the given criteria.</text:p>
                      <text:list>
                        <text:list-item>
                          <text:p text:style-name="P2"><text:s/>db.orders.deleteMany( { "client" : "Crude Traders Inc." } );</text:p>
                        </text:list-item>
                      </text:list>
                    </text:list-item>
                  </text:list>
                </text:list-item>
              </text:list>
            </text:list-item>
          </text:list>
        </text:list-item>
      </text:list>
      <text:p text:style-name="P1">QueryDocument:</text:p>
      <text:list text:style-name="L2">
        <text:list-item>
          <text:p text:style-name="P3">In MongoDB, the db.collection.find() method is used to retrieve documents from a collection. This method returns a cursor to the retrieved documents.</text:p>
        </text:list-item>
        <text:list-item>
          <text:p text:style-name="P3">The db.collection.find() method reads operations in mongoDB shell and retrieves documents containing all their fields.</text:p>
        </text:list-item>
        <text:list-item>
          <text:p text:style-name="P3">db.COLLECTION_NAME.find({}) <text:s text:c="2"/></text:p>
          <text:list>
            <text:list-item>
              <text:p text:style-name="P3">To retrieve all documents from a collection, put the query document ({}) empty. It will be like this.</text:p>
            </text:list-item>
          </text:list>
        </text:list-item>
        <text:list-item>
          <text:p text:style-name="P3">db.COLLECTION_NAME.find() <text:s text:c="2"/></text:p>
          <text:list>
            <text:list-item>
              <text:p text:style-name="P3">If you have a collection name "employee" in your database which has some fields like name, age, id, salary etc. then you should use the following query to select all documents in the collection "employee".</text:p>
            </text:list-item>
            <text:list-item>
              <text:p text:style-name="P3">db.employee.find().</text:p>
            </text:list-item>
          </text:list>
        </text:list-item>
      </text:list>
      <text:p text:style-name="P1"><text:s/>AND OR condition</text:p>
      <text:list xml:id="list713872368" text:style-name="L3">
        <text:list-item>
          <text:p text:style-name="P4">MongoDB provides different types of logical query operators and $and operator is one of them. This operator is used to perform logical AND operation on the array of one or more expressions and select or retrieve only those documents that match all the given expression in the array. You can use this operator in methods like find(), update(), etc. according to your requirements.</text:p>
        </text:list-item>
        <text:list-item>
          <text:p text:style-name="P4">This operator performs short-circuit evaluation.</text:p>
        </text:list-item>
        <text:list-item>
          <text:p text:style-name="P4">If the first expression of $and operator evaluates to false, then MongoDB will not evaluate the remaining expressions in the array.</text:p>
        </text:list-item>
        <text:list-item>
          <text:p text:style-name="P4">You can also use AND operation implicitly with the help of comma(, ).</text:p>
        </text:list-item>
        <text:list-item>
          <text:p text:style-name="P4">You can use AND operation explicitly (i.e., $and) when the same field or operator specified in multiple expressions.</text:p>
          <text:list>
            <text:list-item>
              <text:p text:style-name="P4">Example:</text:p>
              <text:p text:style-name="P4">db.example.find( {</text:p>
              <text:p text:style-name="P4"><text:s text:c="3"/>$expr: { $eq: [ { $divide: [ 1, "$x" ] }, 3 ] }</text:p>
              <text:p text:style-name="P4">} )</text:p>
            </text:list-item>
            <text:list-item>
              <text:p text:style-name="P4">db.inventory.find( { $and: [ { price: { $ne: 1.99 } }, { price: { $exists: true } } ] } )</text:p>
            </text:list-item>
            <text:list-item>
              <text:p text:style-name="P4">-------------------------------------------------------------------------------------------------------</text:p>
              <text:p text:style-name="P4"/>
            </text:list-item>
          </text:list>
        </text:list-item>
        <text:list-item>
          <text:p text:style-name="P4">MongoDB provides different types of logical query operators and $or operator is one of them. This operator is used to perform logical OR operation on the array of two or more expressions and select or retrieve only those documents that match at least one of the given expression in the array.</text:p>
        </text:list-item>
        <text:list-item>
          <text:p text:style-name="P4">You can use this operator in methods like find(), update(), etc. according to your requirements.</text:p>
        </text:list-item>
        <text:list-item>
          <text:p text:style-name="P4">You can also use this operator with text queries, GeoSpatial queries, and sort operations.</text:p>
        </text:list-item>
        <text:list-item>
          <text:p text:style-name="P4">When MongoDB evaluating the clauses in the $or expression, it performs a collection scan. Or if all the clauses in $or expression are supported by indexes, then MongoDB performs index scans.</text:p>
        </text:list-item>
        <text:list-item>
          <text:p text:style-name="P4">You can also nest $or operation.</text:p>
        </text:list-item>
        <text:list-item>
          <text:p text:style-name="P4"><text:soft-page-break/>Example:</text:p>
          <text:list>
            <text:list-item>
              <text:p text:style-name="P4">db.inventory.find( { $or: [ { quantity: { $lt: 20 } }, { price: 10 } ] } )</text:p>
            </text:list-item>
          </text:list>
        </text:list-item>
      </text:list>
      <text:p text:style-name="P1">Projections:</text:p>
      <text:list text:style-name="L4">
        <text:list-item>
          <text:p text:style-name="P5">In MongoDB, projection means selecting only the necessary data rather than selecting whole of the data of a document. If a document has 5 fields and you need to show only 3, then select only 3 fields from them.</text:p>
        </text:list-item>
        <text:list-item>
          <text:p text:style-name="P5">But we only want to display the name and the age of the employee rather than displaying whole details. Now, here we use projection to display the name and age of the employee.</text:p>
        </text:list-item>
        <text:list-item>
          <text:p text:style-name="P5">One can use projection with db.collection.find() method. In this method, the second parameter is the projection parameter, which is used to specify which fields are returned in the matching documents.</text:p>
        </text:list-item>
        <text:list-item>
          <text:p text:style-name="P5">Syntax : <text:span text:style-name="T2">db.collection.find({}, {field1: value2, field2: value2, ..})</text:span></text:p>
        </text:list-item>
        <text:list-item>
          <text:p text:style-name="P5">If the value of the field is set to 1 or true, then it means the field will include in the return document.</text:p>
        </text:list-item>
        <text:list-item>
          <text:p text:style-name="P5">If the value of the field is set to 0 or false, then it means the field will not include in the return document.</text:p>
        </text:list-item>
        <text:list-item>
          <text:p text:style-name="P5">You are allowed to use projection operators, but find() method does not support following projection operators, i.e., $, $elemMatch, $slice, and $meta.</text:p>
        </text:list-item>
        <text:list-item>
          <text:p text:style-name="P5">There is no need to set _id field to 1 to return _id field, the find() method always return _id unless you set a _id field to 0.</text:p>
        </text:list-item>
      </text:list>
      <text:p text:style-name="P1">Indexes:</text:p>
      <text:list text:style-name="L6">
        <text:list-item>
          <text:p text:style-name="P15">Indexes support the efficient execution of queries in MongoDB. Without indexes, MongoDB must perform a collection scan, i.e. scan every document in a collection, to select those documents that match the query statement. If an appropriate index exists for a query, MongoDB can use the index to limit the number of documents it must inspect.</text:p>
        </text:list-item>
        <text:list-item>
          <text:p text:style-name="P15">Indexes are special data structures that store a small portion of the collection's data set in an easy to traverse form. The index stores the value of a specific field or set of fields, ordered by the value of the field. The ordering of the index entries supports efficient equality matches and range-based query operations. In addition, MongoDB can return sorted results by using the ordering in the index.</text:p>
        </text:list-item>
        <text:list-item>
          <text:p text:style-name="P14">db.products.createIndex(</text:p>
          <text:p text:style-name="P14"><text:s text:c="2"/>{ item: 1, quantity: -1 } ,</text:p>
          <text:p text:style-name="P14"><text:s text:c="2"/>{ name: "query for inventory" }</text:p>
          <text:p text:style-name="P14">)</text:p>
        </text:list-item>
        <text:list-item>
          <text:p text:style-name="P14">You can view index names using the db.collection.getIndexes() method. You cannot rename an index once created. Instead, you must drop and re-create the index with a new name.</text:p>
        </text:list-item>
        <text:list-item>
          <text:p text:style-name="P6">Types of indexes:</text:p>
          <text:list>
            <text:list-item>
              <text:p text:style-name="P6">Single Field</text:p>
            </text:list-item>
            <text:list-item>
              <text:p text:style-name="P6">Compound Index</text:p>
            </text:list-item>
            <text:list-item>
              <text:p text:style-name="P6">Multikey Index</text:p>
            </text:list-item>
            <text:list-item>
              <text:p text:style-name="P6">Geospatial Index</text:p>
            </text:list-item>
            <text:list-item>
              <text:p text:style-name="P6">Text Search Indexes</text:p>
            </text:list-item>
            <text:list-item>
              <text:p text:style-name="P6">Hashed Indexes</text:p>
            </text:list-item>
            <text:list-item>
              <text:p text:style-name="P6">Clustered Indexes</text:p>
            </text:list-item>
            <text:list-item>
              <text:p text:style-name="P6">Index Properties:</text:p>
              <text:list>
                <text:list-item>
                  <text:p text:style-name="P6">Unique Indexes</text:p>
                </text:list-item>
                <text:list-item>
                  <text:p text:style-name="P6">partial Indexes</text:p>
                </text:list-item>
                <text:list-item>
                  <text:p text:style-name="P6">Sparse Indexes</text:p>
                </text:list-item>
                <text:list-item>
                  <text:p text:style-name="P6">TTL indexes</text:p>
                </text:list-item>
                <text:list-item>
                  <text:p text:style-name="P6">Hidden Indexes</text:p>
                </text:list-item>
              </text:list>
            </text:list-item>
          </text:list>
        </text:list-item>
      </text:list>
      <text:p text:style-name="P1"><text:soft-page-break/>Sort Function:</text:p>
      <text:list text:style-name="L7">
        <text:list-item>
          <text:p text:style-name="P7">The sort() method specifies the order in which the query returns the matching documents from the given collection. You must apply this method to the cursor before retrieving any documents from the database. It takes a document as a parameter that contains a field: value pair that defines the sort order of the result set. The value is 1 or -1 specify an ascending or descending sort respectively.</text:p>
        </text:list-item>
        <text:list-item>
          <text:p text:style-name="P7">If a sort returns the same result every time we perform on same data, then such type of sort is known as a stable sort. </text:p>
        </text:list-item>
        <text:list-item>
          <text:p text:style-name="P7">If a sort returns a different result every time we perform on same data, then such type of sort is known as unstable sort.</text:p>
        </text:list-item>
        <text:list-item>
          <text:p text:style-name="P7">MongoDB generally performs a stable sort unless sorting on a field that holds duplicate values. <text:s/></text:p>
        </text:list-item>
        <text:list-item>
          <text:p text:style-name="P7">We can use limit() method with sort() method, it will return first m documents, where m is the given limit.</text:p>
        </text:list-item>
        <text:list-item>
          <text:p text:style-name="P7">MongoDB can find the result of the sort operation using indexes.</text:p>
        </text:list-item>
        <text:list-item>
          <text:p text:style-name="P7">If MongoDB does not find sort order using index scanning, then it uses top-k sort algorithm.</text:p>
        </text:list-item>
        <text:list-item>
          <text:p text:style-name="P7">Example:</text:p>
          <text:list>
            <text:list-item>
              <text:p text:style-name="P7">db.Collection_Name.sort({filed_name:1 or -1})</text:p>
            </text:list-item>
            <text:list-item>
              <text:p text:style-name="P7">db.student.find().sort({age:1})</text:p>
            </text:list-item>
          </text:list>
        </text:list-item>
      </text:list>
      <text:p text:style-name="P1">Skip Function:</text:p>
      <text:list text:style-name="L8">
        <text:list-item>
          <text:p text:style-name="P8">In MongoDB, the skip() method will skip the first n document from the query result, you just need to pass the number of records/documents to be skipped. It basically removes the first n documents from the result set. For example, if your result has 5 records in it and you want to remove the first two records from it then you can use skip(2) at the end of the query. Or in other words, this method call on a cursor to control from where MongoDB starts returning the results. </text:p>
        </text:list-item>
        <text:list-item>
          <text:p text:style-name="P8">Example:</text:p>
          <text:list>
            <text:list-item>
              <text:p text:style-name="P8">db.gfg.find().skip(1)</text:p>
            </text:list-item>
            <text:list-item>
              <text:p text:style-name="P8">db.gfg.find().skip(2)</text:p>
            </text:list-item>
          </text:list>
        </text:list-item>
      </text:list>
      <text:p text:style-name="P1">Limit Function:</text:p>
      <text:list text:style-name="L9">
        <text:list-item>
          <text:p text:style-name="P9">In MongoDB, the limit() method limits the number of records or documents that you want. It basically defines the max limit of records/documents that you want. Or in other words, this method uses on cursor to specify the maximum number of documents/ records the cursor will return. We can use this method after the find() method and find() will give you all the records or documents in the collection. You can also use some conditions inside the find to give you the result that you want.</text:p>
        </text:list-item>
        <text:list-item>
          <text:p text:style-name="P9">In this method, we only pass numeric values.</text:p>
        </text:list-item>
        <text:list-item>
          <text:p text:style-name="P9">This method is undefined for values which is less than -231 and greater than 231.</text:p>
        </text:list-item>
        <text:list-item>
          <text:p text:style-name="P9">Passing 0 in this method(limit(0)) is equivalent to no limit.</text:p>
        </text:list-item>
        <text:list-item>
          <text:p text:style-name="P9">Example:</text:p>
          <text:list>
            <text:list-item>
              <text:p text:style-name="P9">db.gfg.find().limit(2)</text:p>
            </text:list-item>
            <text:list-item>
              <text:p text:style-name="P9">db.gfg.find().limit(10)</text:p>
            </text:list-item>
          </text:list>
        </text:list-item>
      </text:list>
      <text:p text:style-name="P1">Aggregation:</text:p>
      <text:list text:style-name="L10">
        <text:list-item>
          <text:p text:style-name="P10">In MongoDB, aggregation operations process the data records/documents and return computed results. It collects values from various documents and groups them together and then performs different types of operations on that grouped data like sum, average, minimum, maximum, etc to return a computed result. It is similar to the aggregate function of SQL.</text:p>
        </text:list-item>
        <text:list-item>
          <text:p text:style-name="P10">MongoDB provides three ways to perform aggregation</text:p>
          <text:list>
            <text:list-item>
              <text:p text:style-name="P10">Aggregation pipeline</text:p>
            </text:list-item>
            <text:list-item>
              <text:p text:style-name="P10">Map-reduce function</text:p>
            </text:list-item>
            <text:list-item>
              <text:p text:style-name="P10">Single-purpose aggregation</text:p>
            </text:list-item>
          </text:list>
        </text:list-item>
        <text:list-item>
          <text:p text:style-name="P10"><text:soft-page-break/>Aggregation pipeline consists of stages and each stage transforms the document. Or in other words, the aggregation pipeline is a multi-stage pipeline, so in each state, the documents taken as input and produce the resultant set of documents now in the next stage(id available) the resultant documents taken as input and produce output, this process is going on till the last stage</text:p>
        </text:list-item>
        <text:list-item>
          <text:p text:style-name="P10">Example:</text:p>
          <text:list>
            <text:list-item>
              <text:p text:style-name="P10">db.students.aggregate([{$match:{sec:"B"}},{$count:"Total student in sec:B"}])</text:p>
            </text:list-item>
            <text:list-item>
              <text:p text:style-name="P10">db.students.aggregate([{$group: {_id:"$sec", total_st: {$sum:1}, max_age:{$max:"$age"} } }])</text:p>
            </text:list-item>
            <text:list-item>
              <text:p text:style-name="P10">Displaying details of students whose age is greater than 30 using match stage </text:p>
              <text:list>
                <text:list-item>
                  <text:p text:style-name="P10">db.students.aggregate([{$match:{age:{$gt:30}}}])</text:p>
                </text:list-item>
              </text:list>
            </text:list-item>
          </text:list>
        </text:list-item>
      </text:list>
      <text:list xml:id="list151514801590968" text:continue-list="list1279979121" text:style-name="L1">
        <text:list-header>
          <text:p text:style-name="P2"/>
        </text:list-header>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9:20:47.705220952</meta:creation-date>
    <dc:date>2023-03-27T15:15:13.038985109</dc:date>
    <meta:editing-duration>PT5H54M25S</meta:editing-duration>
    <meta:editing-cycles>1</meta:editing-cycles>
    <meta:document-statistic meta:table-count="0" meta:image-count="0" meta:object-count="0" meta:page-count="5" meta:paragraph-count="148" meta:word-count="1830" meta:character-count="10718" meta:non-whitespace-character-count="9072"/>
    <meta:generator>LibreOffice/7.4.4.2$Linux_X86_64 LibreOffice_project/40$Build-2</meta:generator>
  </office:meta>
</office:document-meta>
</file>